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42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Belt AB</text:p>
          </table:table-cell>
          <table:table-cell table:number-columns-repeated="12"/>
        </table:table-row>
        <table:table-row table:style-name="ro1">
          <table:table-cell office:value-type="string">
            <text:p>pitch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2]*[.B2]" office:value-type="float" office:value="100">
            <text:p>100</text:p>
          </table:table-cell>
          <table:table-cell table:number-columns-repeated="9"/>
        </table:table-row>
        <table:table-row table:style-name="ro1">
          <table:table-cell office:value-type="string">
            <text:p>length A</text:p>
          </table:table-cell>
          <table:table-cell office:value-type="float" office:value="85.703">
            <text:p>85.703</text:p>
          </table:table-cell>
          <table:table-cell office:value-type="float" office:value="2">
            <text:p>2</text:p>
          </table:table-cell>
          <table:table-cell table:formula="of:=[.C3]*[.B3]" office:value-type="float" office:value="171.406">
            <text:p>171.406</text:p>
          </table:table-cell>
          <table:table-cell table:number-columns-repeated="9"/>
        </table:table-row>
        <table:table-row table:style-name="ro1">
          <table:table-cell office:value-type="string">
            <text:p>length B</text:p>
          </table:table-cell>
          <table:table-cell office:value-type="float" office:value="58.757">
            <text:p>58.757</text:p>
          </table:table-cell>
          <table:table-cell office:value-type="float" office:value="2">
            <text:p>2</text:p>
          </table:table-cell>
          <table:table-cell table:formula="of:=[.C4]*[.B4]" office:value-type="float" office:value="117.514">
            <text:p>117.514</text:p>
          </table:table-cell>
          <table:table-cell table:number-columns-repeated="9"/>
        </table:table-row>
        <table:table-row table:style-name="ro1">
          <table:table-cell office:value-type="string">
            <text:p>corner</text:p>
          </table:table-cell>
          <table:table-cell table:formula="of:=[.L8]" office:value-type="float" office:value="4.987274125">
            <text:p>4.987274125</text:p>
          </table:table-cell>
          <table:table-cell office:value-type="float" office:value="2">
            <text:p>2</text:p>
          </table:table-cell>
          <table:table-cell table:formula="of:=[.C5]*[.B5]" office:value-type="float" office:value="9.97454825">
            <text:p>9.97454825</text:p>
          </table:table-cell>
          <table:table-cell table:number-columns-repeated="6"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398.89454825">
            <text:p>398.89454825</text:p>
          </table:table-cell>
          <table:table-cell office:value-type="string">
            <text:p>mm or</text:p>
          </table:table-cell>
          <table:table-cell table:formula="of:=CEILING([.D6]/2;2)" office:value-type="float" office:value="200">
            <text:p>200</text:p>
          </table:table-cell>
          <table:table-cell office:value-type="string">
            <text:p>teeth</text:p>
          </table:table-cell>
          <table:table-cell table:number-columns-repeated="3"/>
          <table:table-cell table:style-name="ce4" office:value-type="string">
            <text:p>8/32in to mm</text:p>
          </table:table-cell>
          <table:table-cell table:formula="of:=5.55625/7*8" office:value-type="float" office:value="6.35">
            <text:p>6.3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circumference</text:p>
          </table:table-cell>
          <table:table-cell table:formula="of:=3.14159*[.L6]" office:value-type="float" office:value="19.9490965">
            <text:p>19.949096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one quarter</text:p>
          </table:table-cell>
          <table:table-cell table:formula="of:=[.L7]/4" office:value-type="float" office:value="4.987274125">
            <text:p>4.98727412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" office:value-type="string">
            <text:p>Center-center calculation</text:p>
          </table:table-cell>
          <table:table-cell table:style-name="ce3" table:number-columns-repeated="4"/>
          <table:table-cell/>
        </table:table-row>
        <table:table-row table:style-name="ro2">
          <table:table-cell table:number-columns-repeated="7"/>
          <table:table-cell table:style-name="ce1" office:value-type="string">
            <text:p>belt</text:p>
          </table:table-cell>
          <table:table-cell table:style-name="ce1" office:value-type="string">
            <text:p>shortest</text:p>
          </table:table-cell>
          <table:table-cell table:style-name="ce1" office:value-type="string">
            <text:p>Shaft 1 dia</text:p>
          </table:table-cell>
          <table:table-cell table:style-name="ce1" office:value-type="string">
            <text:p>Shaft 2 dia</text:p>
          </table:table-cell>
          <table:table-cell table:style-name="ce1" office:value-type="string">
            <text:p>final length</text:p>
          </table:table-cell>
          <table:table-cell/>
        </table:table-row>
        <table:table-row table:style-name="ro1">
          <table:table-cell table:style-name="ce1" office:value-type="string">
            <text:p>Belt CD</text:p>
          </table:table-cell>
          <table:table-cell table:number-columns-repeated="6"/>
          <table:table-cell office:value-type="string">
            <text:p>long</text:p>
          </table:table-cell>
          <table:table-cell office:value-type="float" office:value="80.147">
            <text:p>80.147</text:p>
          </table:table-cell>
          <table:table-cell table:number-columns-repeated="2" office:value-type="float" office:value="2.778">
            <text:p>2.778</text:p>
          </table:table-cell>
          <table:table-cell table:formula="of:=[.K12]+[.J12]+[.I12]" office:value-type="float" office:value="85.703">
            <text:p>85.703</text:p>
          </table:table-cell>
          <table:table-cell office:value-type="string">
            <text:p>length A</text:p>
          </table:table-cell>
        </table:table-row>
        <table:table-row table:style-name="ro1">
          <table:table-cell office:value-type="string">
            <text:p>pitch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13]*[.B13]" office:value-type="float" office:value="100">
            <text:p>100</text:p>
          </table:table-cell>
          <table:table-cell table:number-columns-repeated="3"/>
          <table:table-cell office:value-type="string">
            <text:p>long</text:p>
          </table:table-cell>
          <table:table-cell office:value-type="float" office:value="52.357">
            <text:p>52.357</text:p>
          </table:table-cell>
          <table:table-cell office:value-type="float" office:value="2.778">
            <text:p>2.778</text:p>
          </table:table-cell>
          <table:table-cell office:value-type="float" office:value="3.622">
            <text:p>3.622</text:p>
          </table:table-cell>
          <table:table-cell table:formula="of:=[.K13]+[.J13]+[.I13]" office:value-type="float" office:value="58.757">
            <text:p>58.757</text:p>
          </table:table-cell>
          <table:table-cell office:value-type="string">
            <text:p>length B</text:p>
          </table:table-cell>
        </table:table-row>
        <table:table-row table:style-name="ro1">
          <table:table-cell office:value-type="string">
            <text:p>length C</text:p>
          </table:table-cell>
          <table:table-cell office:value-type="float" office:value="42.454">
            <text:p>42.454</text:p>
          </table:table-cell>
          <table:table-cell office:value-type="float" office:value="2">
            <text:p>2</text:p>
          </table:table-cell>
          <table:table-cell table:formula="of:=[.C14]*[.B14]" office:value-type="float" office:value="84.908">
            <text:p>84.908</text:p>
          </table:table-cell>
          <table:table-cell table:number-columns-repeated="3"/>
          <table:table-cell office:value-type="string">
            <text:p>short</text:p>
          </table:table-cell>
          <table:table-cell office:value-type="float" office:value="36.054">
            <text:p>36.054</text:p>
          </table:table-cell>
          <table:table-cell office:value-type="float" office:value="2.778">
            <text:p>2.778</text:p>
          </table:table-cell>
          <table:table-cell office:value-type="float" office:value="3.622">
            <text:p>3.622</text:p>
          </table:table-cell>
          <table:table-cell table:formula="of:=[.K14]+[.J14]+[.I14]" office:value-type="float" office:value="42.454">
            <text:p>42.454</text:p>
          </table:table-cell>
          <table:table-cell office:value-type="string">
            <text:p>length C</text:p>
          </table:table-cell>
        </table:table-row>
        <table:table-row table:style-name="ro1">
          <table:table-cell office:value-type="string">
            <text:p>length D</text:p>
          </table:table-cell>
          <table:table-cell office:value-type="float" office:value="69.4">
            <text:p>69.4</text:p>
          </table:table-cell>
          <table:table-cell office:value-type="float" office:value="2">
            <text:p>2</text:p>
          </table:table-cell>
          <table:table-cell table:formula="of:=[.C15]*[.B15]" office:value-type="float" office:value="138.8">
            <text:p>138.8</text:p>
          </table:table-cell>
          <table:table-cell table:number-columns-repeated="3"/>
          <table:table-cell office:value-type="string">
            <text:p>short</text:p>
          </table:table-cell>
          <table:table-cell office:value-type="float" office:value="63.844">
            <text:p>63.844</text:p>
          </table:table-cell>
          <table:table-cell table:number-columns-repeated="2" office:value-type="float" office:value="2.778">
            <text:p>2.778</text:p>
          </table:table-cell>
          <table:table-cell table:formula="of:=[.K15]+[.J15]+[.I15]" office:value-type="float" office:value="69.4">
            <text:p>69.4</text:p>
          </table:table-cell>
          <table:table-cell office:value-type="string">
            <text:p>length D</text:p>
          </table:table-cell>
        </table:table-row>
        <table:table-row table:style-name="ro1">
          <table:table-cell office:value-type="string">
            <text:p>corner</text:p>
          </table:table-cell>
          <table:table-cell table:formula="of:=[.L8]" office:value-type="float" office:value="4.987274125">
            <text:p>4.987274125</text:p>
          </table:table-cell>
          <table:table-cell office:value-type="float" office:value="2">
            <text:p>2</text:p>
          </table:table-cell>
          <table:table-cell table:formula="of:=[.C16]*[.B16]" office:value-type="float" office:value="9.97454825">
            <text:p>9.974548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13:.D16])" office:value-type="float" office:value="333.68254825">
            <text:p>333.68254825</text:p>
          </table:table-cell>
          <table:table-cell office:value-type="string">
            <text:p>mm or</text:p>
          </table:table-cell>
          <table:table-cell table:formula="of:=CEILING([.D17]/2;2)" office:value-type="float" office:value="168">
            <text:p>168</text:p>
          </table:table-cell>
          <table:table-cell office:value-type="string">
            <text:p>teeth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11/19/2018</text:date>, <text:time>15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8-11-19T11:33:25.68</meta:creation-date>
    <dc:date>2018-11-19T15:13:19.89</dc:date>
    <dc:creator>Dan Royer</dc:creator>
    <meta:editing-duration>PT7M12S</meta:editing-duration>
    <meta:editing-cycles>1</meta:editing-cycles>
    <meta:document-statistic meta:table-count="3" meta:cell-count="78" meta:object-count="0"/>
    <meta:generator>OpenOffice/4.1.2$Win32 OpenOffice.org_project/412m3$Build-9782</meta:generator>
  </office:meta>
</office:document-meta>
</file>